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что значит знать и понимать чтобы успешно применять на практике для решения задач</text:p>
      <text:p text:style-name="Standard">ChatGPT</text:p>
      <text:p text:style-name="P1">ChatGPT</text:p>
      <text:p text:style-name="Text_20_body">Знать и понимать JavaScript для успешного применения на практике означает иметь следующие навыки и умения:</text:p>
      <text:list xml:id="list5726128253076636301" text:style-name="L1">
        <text:list-item>
          <text:p text:style-name="P2"><text:span text:style-name="Strong_20_Emphasis">Основы языка</text:span>: Понимание основных концепций, таких как переменные, типы данных, операторы, условные операторы и циклы, функции и область видимости.</text:p>
        </text:list-item>
        <text:list-item>
          <text:p text:style-name="P2"><text:span text:style-name="Strong_20_Emphasis">DOM (Document Object Model)</text:span>: Умение взаимодействовать с элементами веб-страницы, выбирать элементы, изменять их стили, атрибуты и содержимое, а также обрабатывать события.</text:p>
        </text:list-item>
        <text:list-item>
          <text:p text:style-name="P2"><text:span text:style-name="Strong_20_Emphasis">Асинхронное программирование</text:span>: Понимание работы колбэков, промисов и async/await для эффективной работы с асинхронными операциями, такими как AJAX запросы или обработка событий.</text:p>
        </text:list-item>
        <text:list-item>
          <text:p text:style-name="P2"><text:span text:style-name="Strong_20_Emphasis">ES6+ (ECMAScript 2015 и выше)</text:span>: Знание новых возможностей языка, таких как стрелочные функции, деструктуризация, классы и наследование, шаблонные строки, операторы let и const, spread и rest операторы.</text:p>
        </text:list-item>
        <text:list-item>
          <text:p text:style-name="P2"><text:span text:style-name="Strong_20_Emphasis">Модульность</text:span>: Умение организовывать код в модули для улучшения его структуры, повторного использования и обеспечения изоляции функциональности.</text:p>
        </text:list-item>
        <text:list-item>
          <text:p text:style-name="P2"><text:span text:style-name="Strong_20_Emphasis">Обработка ошибок и исключений</text:span>: Знание методов обработки исключений и ошибок для обеспечения надежности и устойчивости программы.</text:p>
        </text:list-item>
        <text:list-item>
          <text:p text:style-name="P2"><text:span text:style-name="Strong_20_Emphasis">Работа с сетью и локальное хранение данных</text:span>: Умение отправлять HTTP запросы, обрабатывать ответы, а также сохранять и получать данные из локального хранилища браузера.</text:p>
        </text:list-item>
        <text:list-item>
          <text:p text:style-name="P2"><text:span text:style-name="Strong_20_Emphasis">Тестирование</text:span>: Навыки тестирования кода для обеспечения его качества и надежности, включая модульное тестирование и end-to-end тестирование.</text:p>
        </text:list-item>
        <text:list-item>
          <text:p text:style-name="P2"><text:span text:style-name="Strong_20_Emphasis">Оптимизация и производительность</text:span>: Умение оптимизировать код и алгоритмы для улучшения производительности приложения.</text:p>
        </text:list-item>
        <text:list-item>
          <text:p text:style-name="P2"><text:span text:style-name="Strong_20_Emphasis">Браузерные инструменты разработчика</text:span>: Знание инструментов для отладки, анализа производительности и анализа сетевых запросов в браузере для эффективной разработки и отладки веб-приложений.</text:p>
        </text:list-item>
        <text:list-item>
          <text:p text:style-name="P2"><text:span text:style-name="Strong_20_Emphasis">Работа с сервером</text:span>: Понимание работы серверной части приложения, в том числе использование Node.js, фреймворков типа Express.js и взаимодействие с базами данных.</text:p>
        </text:list-item>
        <text:list-item>
          <text:p text:style-name="P2"><text:span text:style-name="Strong_20_Emphasis">Безопасность</text:span>: Знание основных принципов безопасности веб-приложений и способов защиты от уязвимостей, таких как XSS и CSRF.</text:p>
        </text:list-item>
      </text:list>
      <text:p text:style-name="Text_20_body">Знание и понимание этих аспектов помогут вам эффективно решать задачи на JavaScript и разрабатывать качественные веб-приложения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4$Win32 OpenOffice.org_project/4114m1$Build-9811</meta:generator>
    <dc:date>2024-05-01T01:11:46.66</dc:date>
    <meta:document-statistic meta:table-count="0" meta:image-count="0" meta:object-count="0" meta:page-count="1" meta:paragraph-count="17" meta:word-count="287" meta:character-count="2210"/>
    <dc:creator>Dima Wide</dc:creator>
    <meta:user-defined meta:name="Info 1"/>
    <meta:user-defined meta:name="Info 2"/>
    <meta:user-defined meta:name="Info 3"/>
    <meta:user-defined meta:name="Info 4"/>
  </office:meta>
</office:document-meta>
</file>